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bcc9f" officeooo:paragraph-rsid="001bcc9f"/>
    </style:style>
    <style:style style:name="P2" style:family="paragraph" style:parent-style-name="Standard">
      <style:text-properties officeooo:paragraph-rsid="001d37f8"/>
    </style:style>
    <style:style style:name="P3" style:family="paragraph" style:parent-style-name="Standard">
      <style:text-properties officeooo:rsid="001bcc9f" officeooo:paragraph-rsid="001bcc9f"/>
    </style:style>
    <style:style style:name="P4" style:family="paragraph" style:parent-style-name="Standard">
      <style:text-properties officeooo:rsid="00201f5f" officeooo:paragraph-rsid="00201f5f"/>
    </style:style>
    <style:style style:name="P5" style:family="paragraph" style:parent-style-name="Standard">
      <style:text-properties officeooo:rsid="0021a64d" officeooo:paragraph-rsid="0021a64d"/>
    </style:style>
    <style:style style:name="T1" style:family="text">
      <style:text-properties officeooo:rsid="001bcc9f"/>
    </style:style>
    <style:style style:name="T2" style:family="text">
      <style:text-properties officeooo:rsid="001d37f8"/>
    </style:style>
    <style:style style:name="T3" style:family="text">
      <style:text-properties officeooo:rsid="001ed962"/>
    </style:style>
    <style:style style:name="T4" style:family="text">
      <style:text-properties officeooo:rsid="00201f5f"/>
    </style:style>
    <style:style style:name="T5" style:family="text">
      <style:text-properties officeooo:rsid="0020ef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e the following instructions to style the html:</text:p>
      <text:p text:style-name="P1"/>
      <text:p text:style-name="P1">1. Identify the html elements that should be style</text:p>
      <text:p text:style-name="P1">2 .Refer back to the main source code and apply styling to the element you identified </text:p>
      <text:p text:style-name="P1">3. Conceptualize a color scheme </text:p>
      <text:p text:style-name="P2"><text:span text:style-name="T1">4.</text:span><text:span text:style-name="T2">(</text:span>col-lg-12 col-12 , <text:span text:style-name="T2">service thump</text:span> <text:s/><text:span text:style-name="T2">)look for this name as the start for the css selector in the css style sheet</text:span></text:p>
      <text:p text:style-name="P1">5.<text:span text:style-name="T2"> </text:span><text:span text:style-name="T3">Where to paste the css in your code base and determine the effects you are expecting </text:span><text:span text:style-name="T4">it to?</text:span></text:p>
      <text:p text:style-name="P4">6. The method applied didn’t work try <text:span text:style-name="T5">creating your own styles with the html structure you have</text:span></text:p>
      <text:p text:style-name="P5">7. Determine the nature of what <text:s/>cause the problem for the html structure to become disrupted </text:p>
      <text:p text:style-name="P5">8. Afterwards, determine how to solve it (steps) by reversing whatever that has disrupted cause the disruption</text:p>
      <text:p text:style-name="P5">9. Use the chrome developer tool</text:p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21:33:50.932729632</meta:creation-date>
    <meta:editing-duration>PT3M24S</meta:editing-duration>
    <meta:editing-cycles>2</meta:editing-cycles>
    <meta:generator>LibreOffice/7.3.7.2$Linux_X86_64 LibreOffice_project/30$Build-2</meta:generator>
    <dc:date>2023-07-18T22:49:42.982119230</dc:date>
    <meta:document-statistic meta:table-count="0" meta:image-count="0" meta:object-count="0" meta:page-count="1" meta:paragraph-count="10" meta:word-count="134" meta:character-count="759" meta:non-whitespace-character-count="630"/>
  </office:meta>
</office:document-meta>
</file>